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2_14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bram S. Hart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9 February 1855</text:p>
      <text:p text:style-name="P2">Month<text:tab/><text:tab/><text:tab/><text:tab/><text:tab/><text:tab/>February</text:p>
      <text:p text:style-name="P2">Year<text:tab/><text:tab/><text:tab/><text:tab/><text:tab/><text:tab/>1855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of the manuscript is also available in Box 19, FF 16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Philadelphia Febry 19. 1855/</text:p>
      <text:p text:style-name="P2">Revd S. Morais/</text:p>
      <text:p text:style-name="P2"><text:tab/>My Dear &amp; Respected Sir/</text:p>
      <text:p text:style-name="P2"><text:tab/><text:tab/>Uniting with your/ numerous friends in the warmest wishes for your/ happiness in the new state you are about/ entering. <text:s/>Allow me as one of them to offer my/ little contribution in the House Keeping line, small/ as it may be. <text:s/>Yet as an evidence of respect and/ deep regard/</text:p>
      <text:p text:style-name="P2"><text:tab/>Remaining most truly/</text:p>
      <text:p text:style-name="P2"><text:tab/><text:tab/>Your Friend/</text:p>
      <text:p text:style-name="P2"><text:tab/><text:tab/>Abram S. Har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2T10:02:09</meta:creation-date>
    <dc:date>2012-04-02T12:01:33.14</dc:date>
    <dc:language>en-US</dc:language>
    <meta:editing-cycles>3</meta:editing-cycles>
    <meta:editing-duration>PT00H04M29S</meta:editing-duration>
    <meta:document-statistic meta:table-count="0" meta:image-count="0" meta:object-count="0" meta:page-count="2" meta:paragraph-count="68" meta:word-count="254" meta:character-count="1745"/>
    <dc:creator>Penn Libraries</dc:creator>
    <meta:user-defined meta:name="Info 1"/>
    <meta:user-defined meta:name="Info 2"/>
    <meta:user-defined meta:name="Info 3"/>
    <meta:user-defined meta:name="Info 4"/>
  </office:meta>
</office:document-meta>
</file>